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4586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svg:stroke-color="#000000" draw:fill="none" draw:fill-color="#ffffff" fo:min-height="0.319cm"/>
    </style:style>
    <style:style style:name="gr3" style:family="graphic" style:parent-style-name="standard">
      <style:graphic-properties draw:stroke="none" draw:fill-color="#ff420e" draw:textarea-horizontal-align="justify" draw:textarea-vertical-align="middle" draw:auto-grow-height="false" fo:min-height="0.15cm" fo:min-width="0cm"/>
    </style:style>
    <style:style style:name="gr4" style:family="graphic" style:parent-style-name="standard">
      <style:graphic-properties draw:stroke="none" svg:stroke-color="#000000" draw:fill="none" draw:fill-color="#ffffff" fo:min-height="0.637cm"/>
    </style:style>
    <style:style style:name="gr5" style:family="graphic" style:parent-style-name="standard">
      <style:graphic-properties draw:stroke="none" draw:fill-color="#ffd320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-color="#579d1c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draw:fill-color="#7e0021" draw:textarea-horizontal-align="justify" draw:textarea-vertical-align="middle" draw:auto-grow-height="false" fo:min-height="0.15cm" fo:min-width="0cm"/>
    </style:style>
    <style:style style:name="gr8" style:family="graphic" style:parent-style-name="standard">
      <style:graphic-properties draw:stroke="none" draw:fill-color="#83caff" draw:textarea-horizontal-align="justify" draw:textarea-vertical-align="middle" draw:auto-grow-height="false" fo:min-height="0.15cm" fo:min-width="0cm"/>
    </style:style>
    <style:style style:name="gr9" style:family="graphic" style:parent-style-name="standard">
      <style:graphic-properties draw:stroke="none" svg:stroke-color="#000000" draw:fill="none" draw:fill-color="#ffffff" fo:min-height="0.955cm"/>
    </style:style>
    <style:style style:name="gr10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cm" svg:height="0.4cm" svg:x="1cm" svg:y="6.7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cm" svg:height="0.569cm" svg:x="1.2cm" svg:y="6.601cm">
          <draw:text-box>
            <text:p><text:span text:style-name="T1">Serial</text:span></text:p>
          </draw:text-box>
        </draw:frame>
        <draw:custom-shape draw:style-name="gr3" draw:text-style-name="P1" draw:layer="layout" svg:width="0.4cm" svg:height="0.4cm" svg:x="2.5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cm" svg:height="0.887cm" svg:x="2.7cm" svg:y="6.614cm">
          <draw:text-box>
            <text:p><text:span text:style-name="T1">OpenMP (none)</text:span></text:p>
          </draw:text-box>
        </draw:frame>
        <draw:custom-shape draw:style-name="gr5" draw:text-style-name="P1" draw:layer="layout" svg:width="0.4cm" svg:height="0.4cm" svg:x="5.3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cm" svg:height="0.887cm" svg:x="5.5cm" svg:y="6.601cm">
          <draw:text-box>
            <text:p><text:span text:style-name="T1">OpenMP (compact)</text:span></text:p>
          </draw:text-box>
        </draw:frame>
        <draw:custom-shape draw:style-name="gr6" draw:text-style-name="P1" draw:layer="layout" svg:width="0.4cm" svg:height="0.4cm" svg:x="8.5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1cm" svg:height="0.887cm" svg:x="8.7cm" svg:y="6.601cm">
          <draw:text-box>
            <text:p><text:span text:style-name="T1">OpenMP (scatter)</text:span></text:p>
          </draw:text-box>
        </draw:frame>
        <draw:custom-shape draw:style-name="gr7" draw:text-style-name="P1" draw:layer="layout" svg:width="0.4cm" svg:height="0.4cm" svg:x="11.5cm" svg:y="6.70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2cm" svg:height="0.887cm" svg:x="11.7cm" svg:y="6.614cm">
          <draw:text-box>
            <text:p><text:span text:style-name="T1">OpenMP (balanced)</text:span></text:p>
          </draw:text-box>
        </draw:frame>
        <draw:custom-shape draw:style-name="gr8" draw:text-style-name="P1" draw:layer="layout" svg:width="0.4cm" svg:height="0.4cm" svg:x="14.8cm" svg:y="6.701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7cm" svg:height="1.205cm" svg:x="15cm" svg:y="6.601cm">
          <draw:text-box>
            <text:p><text:span text:style-name="T1">Cilk Plus</text:span></text:p>
          </draw:text-box>
        </draw:frame>
        <draw:frame draw:style-name="gr10" draw:text-style-name="P1" draw:layer="layout" svg:width="8.5cm" svg:height="6cm" svg:x="0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1" draw:layer="layout" svg:width="8.5cm" svg:height="6cm" svg:x="8.5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6:58:12.381009486</dc:date>
    <meta:editing-duration>PT35M40S</meta:editing-duration>
    <meta:editing-cycles>15</meta:editing-cycles>
    <meta:generator>LibreOffice/4.1.5.3$Linux_X86_64 LibreOffice_project/41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0.794cm" svg:y="0.119cm" svg:width="7.378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566cm" svg:y="5.485cm" chart:style-name="ch4">
              <text:p>g</text:p>
            </chart:title>
            <chart:categories table:cell-range-address="local-table.$A$2:.$A$11"/>
          </chart:axis>
          <chart:axis chart:dimension="y" chart:name="primary-y" chart:style-name="ch5">
            <chart:title svg:x="0.136cm" svg:y="3.654cm" chart:style-name="ch6">
              <text:p>uts g 32 (ms)</text:p>
            </chart:title>
          </chart:axis>
          <chart:series chart:style-name="ch7" chart:values-cell-range-address="local-table.$B$2:.$B$11" chart:label-cell-address="local-table.$B$1" chart:class="chart:line">
            <chart:data-point chart:repeated="10"/>
          </chart:series>
          <chart:series chart:style-name="ch8" chart:values-cell-range-address="local-table.$C$2:.$C$11" chart:label-cell-address="local-table.$C$1" chart:class="chart:line">
            <chart:data-point chart:repeated="10"/>
          </chart:series>
          <chart:series chart:style-name="ch9" chart:values-cell-range-address="local-table.$D$2:.$D$11" chart:label-cell-address="local-table.$D$1" chart:class="chart:line">
            <chart:data-point chart:repeated="10"/>
          </chart:series>
          <chart:series chart:style-name="ch10" chart:values-cell-range-address="local-table.$E$2:.$E$11" chart:label-cell-address="local-table.$E$1" chart:class="chart:line">
            <chart:data-point chart:repeated="10"/>
          </chart:series>
          <chart:series chart:style-name="ch11" chart:values-cell-range-address="local-table.$F$2:.$F$11" chart:label-cell-address="local-table.$F$1" chart:class="chart:line">
            <chart:data-point chart:repeated="10"/>
          </chart:series>
          <chart:series chart:style-name="ch12" chart:values-cell-range-address="local-table.$G$2:.$G$11" chart:label-cell-address="local-table.$G$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ts_serial</text:p>
              </table:table-cell>
              <table:table-cell office:value-type="string">
                <text:p>uts_omp_none</text:p>
              </table:table-cell>
              <table:table-cell office:value-type="string">
                <text:p>uts_omp_compact</text:p>
              </table:table-cell>
              <table:table-cell office:value-type="string">
                <text:p>uts_omp_scatter</text:p>
              </table:table-cell>
              <table:table-cell office:value-type="string">
                <text:p>uts_omp_balanced</text:p>
              </table:table-cell>
              <table:table-cell office:value-type="string">
                <text:p>uts_omp_cilk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33.694457">
                <text:p>133.694457</text:p>
              </table:table-cell>
              <table:table-cell office:value-type="float" office:value="73.892714">
                <text:p>73.892714</text:p>
              </table:table-cell>
              <table:table-cell office:value-type="float" office:value="115.175821">
                <text:p>115.175821</text:p>
              </table:table-cell>
              <table:table-cell office:value-type="float" office:value="91.918916">
                <text:p>91.918916</text:p>
              </table:table-cell>
              <table:table-cell office:value-type="float" office:value="96.137343">
                <text:p>96.137343</text:p>
              </table:table-cell>
              <table:table-cell office:value-type="float" office:value="22.914182">
                <text:p>22.91418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4.761224">
                <text:p>324.761224</text:p>
              </table:table-cell>
              <table:table-cell office:value-type="float" office:value="107.34293">
                <text:p>107.34293</text:p>
              </table:table-cell>
              <table:table-cell office:value-type="float" office:value="41.511547">
                <text:p>41.511547</text:p>
              </table:table-cell>
              <table:table-cell office:value-type="float" office:value="34.061717">
                <text:p>34.061717</text:p>
              </table:table-cell>
              <table:table-cell office:value-type="float" office:value="52.576608">
                <text:p>52.576608</text:p>
              </table:table-cell>
              <table:table-cell office:value-type="float" office:value="32.001624">
                <text:p>32.00162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69.02936">
                <text:p>369.02936</text:p>
              </table:table-cell>
              <table:table-cell office:value-type="float" office:value="208.881029">
                <text:p>208.881029</text:p>
              </table:table-cell>
              <table:table-cell office:value-type="float" office:value="47.529687">
                <text:p>47.529687</text:p>
              </table:table-cell>
              <table:table-cell office:value-type="float" office:value="128.78851">
                <text:p>128.78851</text:p>
              </table:table-cell>
              <table:table-cell office:value-type="float" office:value="154.537713">
                <text:p>154.537713</text:p>
              </table:table-cell>
              <table:table-cell office:value-type="float" office:value="39.639141">
                <text:p>39.63914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52.406634">
                <text:p>452.406634</text:p>
              </table:table-cell>
              <table:table-cell office:value-type="float" office:value="111.340118">
                <text:p>111.340118</text:p>
              </table:table-cell>
              <table:table-cell office:value-type="float" office:value="45.707994">
                <text:p>45.707994</text:p>
              </table:table-cell>
              <table:table-cell office:value-type="float" office:value="180.421267">
                <text:p>180.421267</text:p>
              </table:table-cell>
              <table:table-cell office:value-type="float" office:value="99.175846">
                <text:p>99.175846</text:p>
              </table:table-cell>
              <table:table-cell office:value-type="float" office:value="48.418915">
                <text:p>48.41891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57.725837">
                <text:p>557.725837</text:p>
              </table:table-cell>
              <table:table-cell office:value-type="float" office:value="138.98854">
                <text:p>138.98854</text:p>
              </table:table-cell>
              <table:table-cell office:value-type="float" office:value="105.538159">
                <text:p>105.538159</text:p>
              </table:table-cell>
              <table:table-cell office:value-type="float" office:value="217.656785">
                <text:p>217.656785</text:p>
              </table:table-cell>
              <table:table-cell office:value-type="float" office:value="69.995398">
                <text:p>69.995398</text:p>
              </table:table-cell>
              <table:table-cell office:value-type="float" office:value="41.415167">
                <text:p>41.4151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65.123923">
                <text:p>665.123923</text:p>
              </table:table-cell>
              <table:table-cell office:value-type="float" office:value="63.503221">
                <text:p>63.503221</text:p>
              </table:table-cell>
              <table:table-cell office:value-type="float" office:value="78.095723">
                <text:p>78.095723</text:p>
              </table:table-cell>
              <table:table-cell office:value-type="float" office:value="62.280279">
                <text:p>62.280279</text:p>
              </table:table-cell>
              <table:table-cell office:value-type="float" office:value="96.697498">
                <text:p>96.697498</text:p>
              </table:table-cell>
              <table:table-cell office:value-type="float" office:value="54.157215">
                <text:p>54.15721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68.427706">
                <text:p>768.427706</text:p>
              </table:table-cell>
              <table:table-cell office:value-type="float" office:value="87.385421">
                <text:p>87.385421</text:p>
              </table:table-cell>
              <table:table-cell office:value-type="float" office:value="86.177055">
                <text:p>86.177055</text:p>
              </table:table-cell>
              <table:table-cell office:value-type="float" office:value="72.867129">
                <text:p>72.867129</text:p>
              </table:table-cell>
              <table:table-cell office:value-type="float" office:value="202.232906">
                <text:p>202.232906</text:p>
              </table:table-cell>
              <table:table-cell office:value-type="float" office:value="62.524628">
                <text:p>62.5246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73.206055">
                <text:p>873.206055</text:p>
              </table:table-cell>
              <table:table-cell office:value-type="float" office:value="202.010771">
                <text:p>202.010771</text:p>
              </table:table-cell>
              <table:table-cell office:value-type="float" office:value="105.263403">
                <text:p>105.263403</text:p>
              </table:table-cell>
              <table:table-cell office:value-type="float" office:value="202.392922">
                <text:p>202.392922</text:p>
              </table:table-cell>
              <table:table-cell office:value-type="float" office:value="209.776586">
                <text:p>209.776586</text:p>
              </table:table-cell>
              <table:table-cell office:value-type="float" office:value="71.403668">
                <text:p>71.40366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78.183201">
                <text:p>978.183201</text:p>
              </table:table-cell>
              <table:table-cell office:value-type="float" office:value="119.136043">
                <text:p>119.136043</text:p>
              </table:table-cell>
              <table:table-cell office:value-type="float" office:value="76.42487">
                <text:p>76.42487</text:p>
              </table:table-cell>
              <table:table-cell office:value-type="float" office:value="193.659665">
                <text:p>193.659665</text:p>
              </table:table-cell>
              <table:table-cell office:value-type="float" office:value="76.952327">
                <text:p>76.952327</text:p>
              </table:table-cell>
              <table:table-cell office:value-type="float" office:value="68.311408">
                <text:p>68.3114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84.547953">
                <text:p>184.547953</text:p>
              </table:table-cell>
              <table:table-cell office:value-type="float" office:value="95.642619">
                <text:p>95.642619</text:p>
              </table:table-cell>
              <table:table-cell office:value-type="float" office:value="154.105322">
                <text:p>154.105322</text:p>
              </table:table-cell>
              <table:table-cell office:value-type="float" office:value="181.131293">
                <text:p>181.131293</text:p>
              </table:table-cell>
              <table:table-cell office:value-type="float" office:value="75.256967">
                <text:p>75.2569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0.794cm" svg:y="0.119cm" svg:width="7.378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777cm" svg:y="5.485cm" chart:style-name="ch4">
              <text:p>t</text:p>
            </chart:title>
            <chart:categories table:cell-range-address="local-table.$B$1:.$AG$1"/>
          </chart:axis>
          <chart:axis chart:dimension="y" chart:name="primary-y" chart:style-name="ch5">
            <chart:title svg:x="0.136cm" svg:y="3.614cm" chart:style-name="ch6">
              <text:p>uts 10 t (ms)</text:p>
            </chart:title>
          </chart:axis>
          <chart:series chart:style-name="ch7" chart:values-cell-range-address="local-table.$B$2:.$AG$2" chart:label-cell-address="local-table.$A$2" chart:class="chart:line">
            <chart:data-point chart:repeated="32"/>
          </chart:series>
          <chart:series chart:style-name="ch8" chart:values-cell-range-address="local-table.$B$3:.$AG$3" chart:label-cell-address="local-table.$A$3" chart:class="chart:line">
            <chart:data-point chart:repeated="32"/>
          </chart:series>
          <chart:series chart:style-name="ch9" chart:values-cell-range-address="local-table.$B$4:.$AG$4" chart:label-cell-address="local-table.$A$4" chart:class="chart:line">
            <chart:data-point chart:repeated="32"/>
          </chart:series>
          <chart:series chart:style-name="ch10" chart:values-cell-range-address="local-table.$B$5:.$AG$5" chart:label-cell-address="local-table.$A$5" chart:class="chart:line">
            <chart:data-point chart:repeated="32"/>
          </chart:series>
          <chart:series chart:style-name="ch11" chart:values-cell-range-address="local-table.$B$6:.$AG$6" chart:label-cell-address="local-table.$A$6" chart:class="chart:line">
            <chart:data-point chart:repeated="32"/>
          </chart:series>
          <chart:series chart:style-name="ch12" chart:values-cell-range-address="local-table.$B$7:.$AG$7" chart:label-cell-address="local-table.$A$7" chart:class="chart:line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uts_serial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  <table:table-cell office:value-type="float" office:value="1103.432922">
                <text:p>1103.432922</text:p>
              </table:table-cell>
            </table:table-row>
            <table:table-row>
              <table:table-cell office:value-type="string">
                <text:p>uts_omp_none</text:p>
              </table:table-cell>
              <table:table-cell office:value-type="float" office:value="1141.390268">
                <text:p>1141.390268</text:p>
              </table:table-cell>
              <table:table-cell office:value-type="float" office:value="620.935906">
                <text:p>620.935906</text:p>
              </table:table-cell>
              <table:table-cell office:value-type="float" office:value="411.654565">
                <text:p>411.654565</text:p>
              </table:table-cell>
              <table:table-cell office:value-type="float" office:value="312.265262">
                <text:p>312.265262</text:p>
              </table:table-cell>
              <table:table-cell office:value-type="float" office:value="292.380581">
                <text:p>292.380581</text:p>
              </table:table-cell>
              <table:table-cell office:value-type="float" office:value="238.332028">
                <text:p>238.332028</text:p>
              </table:table-cell>
              <table:table-cell office:value-type="float" office:value="184.022538">
                <text:p>184.022538</text:p>
              </table:table-cell>
              <table:table-cell office:value-type="float" office:value="199.474664">
                <text:p>199.474664</text:p>
              </table:table-cell>
              <table:table-cell office:value-type="float" office:value="173.443336">
                <text:p>173.443336</text:p>
              </table:table-cell>
              <table:table-cell office:value-type="float" office:value="133.350214">
                <text:p>133.350214</text:p>
              </table:table-cell>
              <table:table-cell office:value-type="float" office:value="148.477964">
                <text:p>148.477964</text:p>
              </table:table-cell>
              <table:table-cell office:value-type="float" office:value="144.362694">
                <text:p>144.362694</text:p>
              </table:table-cell>
              <table:table-cell office:value-type="float" office:value="112.548776">
                <text:p>112.548776</text:p>
              </table:table-cell>
              <table:table-cell office:value-type="float" office:value="122.293748">
                <text:p>122.293748</text:p>
              </table:table-cell>
              <table:table-cell office:value-type="float" office:value="94.940086">
                <text:p>94.940086</text:p>
              </table:table-cell>
              <table:table-cell office:value-type="float" office:value="109.695413">
                <text:p>109.695413</text:p>
              </table:table-cell>
              <table:table-cell office:value-type="float" office:value="89.535391">
                <text:p>89.535391</text:p>
              </table:table-cell>
              <table:table-cell office:value-type="float" office:value="240.057908">
                <text:p>240.057908</text:p>
              </table:table-cell>
              <table:table-cell office:value-type="float" office:value="92.17014">
                <text:p>92.17014</text:p>
              </table:table-cell>
              <table:table-cell office:value-type="float" office:value="107.647843">
                <text:p>107.647843</text:p>
              </table:table-cell>
              <table:table-cell office:value-type="float" office:value="107.328049">
                <text:p>107.328049</text:p>
              </table:table-cell>
              <table:table-cell office:value-type="float" office:value="108.622004">
                <text:p>108.622004</text:p>
              </table:table-cell>
              <table:table-cell office:value-type="float" office:value="186.349697">
                <text:p>186.349697</text:p>
              </table:table-cell>
              <table:table-cell office:value-type="float" office:value="88.424491">
                <text:p>88.424491</text:p>
              </table:table-cell>
              <table:table-cell office:value-type="float" office:value="171.551314">
                <text:p>171.551314</text:p>
              </table:table-cell>
              <table:table-cell office:value-type="float" office:value="212.24271">
                <text:p>212.24271</text:p>
              </table:table-cell>
              <table:table-cell office:value-type="float" office:value="205.792166">
                <text:p>205.792166</text:p>
              </table:table-cell>
              <table:table-cell office:value-type="float" office:value="145.624011">
                <text:p>145.624011</text:p>
              </table:table-cell>
              <table:table-cell office:value-type="float" office:value="204.325436">
                <text:p>204.325436</text:p>
              </table:table-cell>
              <table:table-cell office:value-type="float" office:value="85.339483">
                <text:p>85.339483</text:p>
              </table:table-cell>
              <table:table-cell office:value-type="float" office:value="204.090138">
                <text:p>204.090138</text:p>
              </table:table-cell>
              <table:table-cell office:value-type="float" office:value="184.547953">
                <text:p>184.547953</text:p>
              </table:table-cell>
            </table:table-row>
            <table:table-row>
              <table:table-cell office:value-type="string">
                <text:p>uts_omp_compact</text:p>
              </table:table-cell>
              <table:table-cell office:value-type="float" office:value="1144.874446">
                <text:p>1144.874446</text:p>
              </table:table-cell>
              <table:table-cell office:value-type="float" office:value="1065.250609">
                <text:p>1065.250609</text:p>
              </table:table-cell>
              <table:table-cell office:value-type="float" office:value="571.701539">
                <text:p>571.701539</text:p>
              </table:table-cell>
              <table:table-cell office:value-type="float" office:value="531.833027">
                <text:p>531.833027</text:p>
              </table:table-cell>
              <table:table-cell office:value-type="float" office:value="380.140957">
                <text:p>380.140957</text:p>
              </table:table-cell>
              <table:table-cell office:value-type="float" office:value="357.805275">
                <text:p>357.805275</text:p>
              </table:table-cell>
              <table:table-cell office:value-type="float" office:value="282.51386">
                <text:p>282.51386</text:p>
              </table:table-cell>
              <table:table-cell office:value-type="float" office:value="273.308717">
                <text:p>273.308717</text:p>
              </table:table-cell>
              <table:table-cell office:value-type="float" office:value="271.32377">
                <text:p>271.32377</text:p>
              </table:table-cell>
              <table:table-cell office:value-type="float" office:value="228.679699">
                <text:p>228.679699</text:p>
              </table:table-cell>
              <table:table-cell office:value-type="float" office:value="192.926858">
                <text:p>192.926858</text:p>
              </table:table-cell>
              <table:table-cell office:value-type="float" office:value="247.9671">
                <text:p>247.9671</text:p>
              </table:table-cell>
              <table:table-cell office:value-type="float" office:value="174.73931">
                <text:p>174.73931</text:p>
              </table:table-cell>
              <table:table-cell office:value-type="float" office:value="165.599016">
                <text:p>165.599016</text:p>
              </table:table-cell>
              <table:table-cell office:value-type="float" office:value="151.598521">
                <text:p>151.598521</text:p>
              </table:table-cell>
              <table:table-cell office:value-type="float" office:value="176.336305">
                <text:p>176.336305</text:p>
              </table:table-cell>
              <table:table-cell office:value-type="float" office:value="132.548304">
                <text:p>132.548304</text:p>
              </table:table-cell>
              <table:table-cell office:value-type="float" office:value="182.523534">
                <text:p>182.523534</text:p>
              </table:table-cell>
              <table:table-cell office:value-type="float" office:value="121.974379">
                <text:p>121.974379</text:p>
              </table:table-cell>
              <table:table-cell office:value-type="float" office:value="212.565901">
                <text:p>212.565901</text:p>
              </table:table-cell>
              <table:table-cell office:value-type="float" office:value="113.432897">
                <text:p>113.432897</text:p>
              </table:table-cell>
              <table:table-cell office:value-type="float" office:value="115.505865">
                <text:p>115.505865</text:p>
              </table:table-cell>
              <table:table-cell office:value-type="float" office:value="105.229587">
                <text:p>105.229587</text:p>
              </table:table-cell>
              <table:table-cell office:value-type="float" office:value="114.100401">
                <text:p>114.100401</text:p>
              </table:table-cell>
              <table:table-cell office:value-type="float" office:value="98.533401">
                <text:p>98.533401</text:p>
              </table:table-cell>
              <table:table-cell office:value-type="float" office:value="131.622168">
                <text:p>131.622168</text:p>
              </table:table-cell>
              <table:table-cell office:value-type="float" office:value="98.838961">
                <text:p>98.838961</text:p>
              </table:table-cell>
              <table:table-cell office:value-type="float" office:value="97.010356">
                <text:p>97.010356</text:p>
              </table:table-cell>
              <table:table-cell office:value-type="float" office:value="87.896409">
                <text:p>87.896409</text:p>
              </table:table-cell>
              <table:table-cell office:value-type="float" office:value="88.965169">
                <text:p>88.965169</text:p>
              </table:table-cell>
              <table:table-cell office:value-type="float" office:value="85.63117">
                <text:p>85.63117</text:p>
              </table:table-cell>
              <table:table-cell office:value-type="float" office:value="95.642619">
                <text:p>95.642619</text:p>
              </table:table-cell>
            </table:table-row>
            <table:table-row>
              <table:table-cell office:value-type="string">
                <text:p>uts_omp_scatter</text:p>
              </table:table-cell>
              <table:table-cell office:value-type="float" office:value="1126.888821">
                <text:p>1126.888821</text:p>
              </table:table-cell>
              <table:table-cell office:value-type="float" office:value="637.151312">
                <text:p>637.151312</text:p>
              </table:table-cell>
              <table:table-cell office:value-type="float" office:value="426.707356">
                <text:p>426.707356</text:p>
              </table:table-cell>
              <table:table-cell office:value-type="float" office:value="306.428289">
                <text:p>306.428289</text:p>
              </table:table-cell>
              <table:table-cell office:value-type="float" office:value="248.478148">
                <text:p>248.478148</text:p>
              </table:table-cell>
              <table:table-cell office:value-type="float" office:value="211.388274">
                <text:p>211.388274</text:p>
              </table:table-cell>
              <table:table-cell office:value-type="float" office:value="183.472187">
                <text:p>183.472187</text:p>
              </table:table-cell>
              <table:table-cell office:value-type="float" office:value="158.75336">
                <text:p>158.75336</text:p>
              </table:table-cell>
              <table:table-cell office:value-type="float" office:value="147.060891">
                <text:p>147.060891</text:p>
              </table:table-cell>
              <table:table-cell office:value-type="float" office:value="132.821626">
                <text:p>132.821626</text:p>
              </table:table-cell>
              <table:table-cell office:value-type="float" office:value="124.653768">
                <text:p>124.653768</text:p>
              </table:table-cell>
              <table:table-cell office:value-type="float" office:value="115.231814">
                <text:p>115.231814</text:p>
              </table:table-cell>
              <table:table-cell office:value-type="float" office:value="105.955497">
                <text:p>105.955497</text:p>
              </table:table-cell>
              <table:table-cell office:value-type="float" office:value="104.705871">
                <text:p>104.705871</text:p>
              </table:table-cell>
              <table:table-cell office:value-type="float" office:value="98.08735">
                <text:p>98.08735</text:p>
              </table:table-cell>
              <table:table-cell office:value-type="float" office:value="92.490521">
                <text:p>92.490521</text:p>
              </table:table-cell>
              <table:table-cell office:value-type="float" office:value="90.646003">
                <text:p>90.646003</text:p>
              </table:table-cell>
              <table:table-cell office:value-type="float" office:value="90.239221">
                <text:p>90.239221</text:p>
              </table:table-cell>
              <table:table-cell office:value-type="float" office:value="88.759818">
                <text:p>88.759818</text:p>
              </table:table-cell>
              <table:table-cell office:value-type="float" office:value="88.158036">
                <text:p>88.158036</text:p>
              </table:table-cell>
              <table:table-cell office:value-type="float" office:value="88.057828">
                <text:p>88.057828</text:p>
              </table:table-cell>
              <table:table-cell office:value-type="float" office:value="90.541252">
                <text:p>90.541252</text:p>
              </table:table-cell>
              <table:table-cell office:value-type="float" office:value="125.826492">
                <text:p>125.826492</text:p>
              </table:table-cell>
              <table:table-cell office:value-type="float" office:value="85.380563">
                <text:p>85.380563</text:p>
              </table:table-cell>
              <table:table-cell office:value-type="float" office:value="90.285927">
                <text:p>90.285927</text:p>
              </table:table-cell>
              <table:table-cell office:value-type="float" office:value="202.245544">
                <text:p>202.245544</text:p>
              </table:table-cell>
              <table:table-cell office:value-type="float" office:value="104.296052">
                <text:p>104.296052</text:p>
              </table:table-cell>
              <table:table-cell office:value-type="float" office:value="92.960555">
                <text:p>92.960555</text:p>
              </table:table-cell>
              <table:table-cell office:value-type="float" office:value="224.318308">
                <text:p>224.318308</text:p>
              </table:table-cell>
              <table:table-cell office:value-type="float" office:value="96.350458">
                <text:p>96.350458</text:p>
              </table:table-cell>
              <table:table-cell office:value-type="float" office:value="211.080238">
                <text:p>211.080238</text:p>
              </table:table-cell>
              <table:table-cell office:value-type="float" office:value="154.105322">
                <text:p>154.105322</text:p>
              </table:table-cell>
            </table:table-row>
            <table:table-row>
              <table:table-cell office:value-type="string">
                <text:p>uts_omp_balanced</text:p>
              </table:table-cell>
              <table:table-cell office:value-type="float" office:value="1131.611361">
                <text:p>1131.611361</text:p>
              </table:table-cell>
              <table:table-cell office:value-type="float" office:value="624.247397">
                <text:p>624.247397</text:p>
              </table:table-cell>
              <table:table-cell office:value-type="float" office:value="413.605173">
                <text:p>413.605173</text:p>
              </table:table-cell>
              <table:table-cell office:value-type="float" office:value="311.186597">
                <text:p>311.186597</text:p>
              </table:table-cell>
              <table:table-cell office:value-type="float" office:value="296.675031">
                <text:p>296.675031</text:p>
              </table:table-cell>
              <table:table-cell office:value-type="float" office:value="211.829332">
                <text:p>211.829332</text:p>
              </table:table-cell>
              <table:table-cell office:value-type="float" office:value="183.608989">
                <text:p>183.608989</text:p>
              </table:table-cell>
              <table:table-cell office:value-type="float" office:value="163.849037">
                <text:p>163.849037</text:p>
              </table:table-cell>
              <table:table-cell office:value-type="float" office:value="176.613264">
                <text:p>176.613264</text:p>
              </table:table-cell>
              <table:table-cell office:value-type="float" office:value="185.201034">
                <text:p>185.201034</text:p>
              </table:table-cell>
              <table:table-cell office:value-type="float" office:value="138.015584">
                <text:p>138.015584</text:p>
              </table:table-cell>
              <table:table-cell office:value-type="float" office:value="149.84596">
                <text:p>149.84596</text:p>
              </table:table-cell>
              <table:table-cell office:value-type="float" office:value="207.840817">
                <text:p>207.840817</text:p>
              </table:table-cell>
              <table:table-cell office:value-type="float" office:value="154.576256">
                <text:p>154.576256</text:p>
              </table:table-cell>
              <table:table-cell office:value-type="float" office:value="104.955667">
                <text:p>104.955667</text:p>
              </table:table-cell>
              <table:table-cell office:value-type="float" office:value="176.476819">
                <text:p>176.476819</text:p>
              </table:table-cell>
              <table:table-cell office:value-type="float" office:value="123.347475">
                <text:p>123.347475</text:p>
              </table:table-cell>
              <table:table-cell office:value-type="float" office:value="210.84721">
                <text:p>210.84721</text:p>
              </table:table-cell>
              <table:table-cell office:value-type="float" office:value="95.690944">
                <text:p>95.690944</text:p>
              </table:table-cell>
              <table:table-cell office:value-type="float" office:value="206.614509">
                <text:p>206.614509</text:p>
              </table:table-cell>
              <table:table-cell office:value-type="float" office:value="132.45495">
                <text:p>132.45495</text:p>
              </table:table-cell>
              <table:table-cell office:value-type="float" office:value="99.311439">
                <text:p>99.311439</text:p>
              </table:table-cell>
              <table:table-cell office:value-type="float" office:value="94.163031">
                <text:p>94.163031</text:p>
              </table:table-cell>
              <table:table-cell office:value-type="float" office:value="173.83127">
                <text:p>173.83127</text:p>
              </table:table-cell>
              <table:table-cell office:value-type="float" office:value="196.427295">
                <text:p>196.427295</text:p>
              </table:table-cell>
              <table:table-cell office:value-type="float" office:value="151.658547">
                <text:p>151.658547</text:p>
              </table:table-cell>
              <table:table-cell office:value-type="float" office:value="135.451462">
                <text:p>135.451462</text:p>
              </table:table-cell>
              <table:table-cell office:value-type="float" office:value="227.56702">
                <text:p>227.56702</text:p>
              </table:table-cell>
              <table:table-cell office:value-type="float" office:value="202.846362">
                <text:p>202.846362</text:p>
              </table:table-cell>
              <table:table-cell office:value-type="float" office:value="150.690466">
                <text:p>150.690466</text:p>
              </table:table-cell>
              <table:table-cell office:value-type="float" office:value="95.021726">
                <text:p>95.021726</text:p>
              </table:table-cell>
              <table:table-cell office:value-type="float" office:value="181.131293">
                <text:p>181.131293</text:p>
              </table:table-cell>
            </table:table-row>
            <table:table-row>
              <table:table-cell office:value-type="string">
                <text:p>uts_omp_cilk</text:p>
              </table:table-cell>
              <table:table-cell office:value-type="float" office:value="1116.513592">
                <text:p>1116.513592</text:p>
              </table:table-cell>
              <table:table-cell office:value-type="float" office:value="575.934135">
                <text:p>575.934135</text:p>
              </table:table-cell>
              <table:table-cell office:value-type="float" office:value="379.495661">
                <text:p>379.495661</text:p>
              </table:table-cell>
              <table:table-cell office:value-type="float" office:value="287.860435">
                <text:p>287.860435</text:p>
              </table:table-cell>
              <table:table-cell office:value-type="float" office:value="234.993155">
                <text:p>234.993155</text:p>
              </table:table-cell>
              <table:table-cell office:value-type="float" office:value="197.223707">
                <text:p>197.223707</text:p>
              </table:table-cell>
              <table:table-cell office:value-type="float" office:value="173.484535">
                <text:p>173.484535</text:p>
              </table:table-cell>
              <table:table-cell office:value-type="float" office:value="166.324653">
                <text:p>166.324653</text:p>
              </table:table-cell>
              <table:table-cell office:value-type="float" office:value="152.359657">
                <text:p>152.359657</text:p>
              </table:table-cell>
              <table:table-cell office:value-type="float" office:value="125.801362">
                <text:p>125.801362</text:p>
              </table:table-cell>
              <table:table-cell office:value-type="float" office:value="160.028853">
                <text:p>160.028853</text:p>
              </table:table-cell>
              <table:table-cell office:value-type="float" office:value="112.329481">
                <text:p>112.329481</text:p>
              </table:table-cell>
              <table:table-cell office:value-type="float" office:value="101.282347">
                <text:p>101.282347</text:p>
              </table:table-cell>
              <table:table-cell office:value-type="float" office:value="117.461998">
                <text:p>117.461998</text:p>
              </table:table-cell>
              <table:table-cell office:value-type="float" office:value="101.483035">
                <text:p>101.483035</text:p>
              </table:table-cell>
              <table:table-cell office:value-type="float" office:value="93.083448">
                <text:p>93.083448</text:p>
              </table:table-cell>
              <table:table-cell office:value-type="float" office:value="89.6692">
                <text:p>89.6692</text:p>
              </table:table-cell>
              <table:table-cell office:value-type="float" office:value="103.295626">
                <text:p>103.295626</text:p>
              </table:table-cell>
              <table:table-cell office:value-type="float" office:value="82.294195">
                <text:p>82.294195</text:p>
              </table:table-cell>
              <table:table-cell office:value-type="float" office:value="88.395096">
                <text:p>88.395096</text:p>
              </table:table-cell>
              <table:table-cell office:value-type="float" office:value="84.740856">
                <text:p>84.740856</text:p>
              </table:table-cell>
              <table:table-cell office:value-type="float" office:value="82.739962">
                <text:p>82.739962</text:p>
              </table:table-cell>
              <table:table-cell office:value-type="float" office:value="86.19573">
                <text:p>86.19573</text:p>
              </table:table-cell>
              <table:table-cell office:value-type="float" office:value="77.546261">
                <text:p>77.546261</text:p>
              </table:table-cell>
              <table:table-cell office:value-type="float" office:value="87.176856">
                <text:p>87.176856</text:p>
              </table:table-cell>
              <table:table-cell office:value-type="float" office:value="103.484121">
                <text:p>103.484121</text:p>
              </table:table-cell>
              <table:table-cell office:value-type="float" office:value="80.322098">
                <text:p>80.322098</text:p>
              </table:table-cell>
              <table:table-cell office:value-type="float" office:value="78.924246">
                <text:p>78.924246</text:p>
              </table:table-cell>
              <table:table-cell office:value-type="float" office:value="75.938566">
                <text:p>75.938566</text:p>
              </table:table-cell>
              <table:table-cell office:value-type="float" office:value="76.726839">
                <text:p>76.726839</text:p>
              </table:table-cell>
              <table:table-cell office:value-type="float" office:value="80.505398">
                <text:p>80.505398</text:p>
              </table:table-cell>
              <table:table-cell office:value-type="float" office:value="75.256967">
                <text:p>75.2569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